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style:font-name="Times New Roman" fo:font-size="8.5pt" style:font-size-asian="8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 apenado foi identificado pelo SEEU como possível beneficiário de progressão de regime.</text:span></text:p>
      <text:p text:style-name="P1"><text:span text:style-name="T1">Em assim sendo, confira-se a correção do quadro de eventos e, caso nada exista a corrigir, certifiquem-se seus antecedentes</text:span></text:p>
      <text:p text:style-name="P1"><text:span text:style-name="T1">criminais e busque-se ACC.</text:span></text:p>
      <text:p text:style-name="Standard"><text:span text:style-name="T1">Tudo atendido, dê-se vista ao Ministério Públic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3:40:42.402000000</meta:creation-date>
    <dc:date>2019-05-10T13:40:59.566000000</dc:date>
    <meta:editing-duration>PT18S</meta:editing-duration>
    <meta:editing-cycles>1</meta:editing-cycles>
    <meta:document-statistic meta:table-count="0" meta:image-count="0" meta:object-count="0" meta:page-count="1" meta:paragraph-count="4" meta:word-count="43" meta:character-count="286" meta:non-whitespace-character-count="247"/>
    <meta:generator>LibreOffice/6.0.3.2$Windows_X86_64 LibreOffice_project/8f48d515416608e3a835360314dac7e47fd0b821</meta:generator>
  </office:meta>
</office:document-meta>
</file>